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98cm" fo:min-width="16.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52cm" svg:stroke-color="#7e0021" draw:marker-start-width="0.533cm" draw:marker-end-width="0.533cm" draw:fill-color="#ffff99" draw:textarea-horizontal-align="justify" draw:textarea-vertical-align="middle" draw:auto-grow-height="false" fo:padding-top="0.201cm" fo:padding-bottom="0.201cm" fo:padding-left="0.326cm" fo:padding-right="0.326cm"/>
    </style:style>
    <style:style style:name="gr5" style:family="graphic" style:parent-style-name="standard">
      <style:graphic-properties draw:stroke="dash" draw:stroke-dash="Fine_20_Dashed_20__28_var_29_" svg:stroke-width="0.102cm" svg:stroke-color="#ffff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svg:stroke-color="#ffffff" draw:textarea-horizontal-align="center" draw:textarea-vertical-align="middle"/>
    </style:style>
    <style:style style:name="gr10" style:family="graphic" style:parent-style-name="standard">
      <style:graphic-properties svg:stroke-width="0.051cm" svg:stroke-color="#ffffff" draw:marker-start-width="0.381cm" draw:marker-end-width="0.381cm" draw:fill="none" draw:textarea-horizontal-align="justify" draw:textarea-vertical-align="middle" draw:auto-grow-height="false" fo:padding-top="0.1cm" fo:padding-bottom="0.1cm" fo:padding-left="0.225cm" fo:padding-right="0.225cm"/>
    </style:style>
    <style:style style:name="gr11" style:family="graphic" style:parent-style-name="standard">
      <style:graphic-properties svg:stroke-color="#ffffff" draw:marker-start="Arrow" draw:marker-end="Arrow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harmaa2-title">
      <style:graphic-properties draw:auto-grow-height="true" fo:min-height="1.704cm"/>
    </style:style>
    <style:style style:name="pr2" style:family="presentation" style:parent-style-name="harmaa2-notes">
      <style:graphic-properties draw:fill-color="#ffffff" fo:min-height="13.114cm"/>
    </style:style>
    <style:style style:name="pr3" style:family="presentation" style:parent-style-name="harmaa2-title">
      <style:graphic-properties fo:min-height="1.453cm"/>
    </style:style>
    <style:style style:name="pr4" style:family="presentation" style:parent-style-name="harmaa2-outline1">
      <style:graphic-properties fo:min-height="13.609cm"/>
    </style:style>
    <style:style style:name="pr5" style:family="presentation" style:parent-style-name="harmaa2-notes">
      <style:graphic-properties draw:fill-color="#ffffff" draw:auto-grow-height="true" fo:min-height="13.365cm"/>
    </style:style>
    <style:style style:name="pr6" style:family="presentation" style:parent-style-name="harmaa2-outline1">
      <style:graphic-properties fo:min-height="14.713cm"/>
    </style:style>
    <style:style style:name="pr7" style:family="presentation" style:parent-style-name="harmaa2-outline1">
      <style:graphic-properties draw:auto-grow-height="true" fo:min-height="13.86cm"/>
    </style:style>
    <style:style style:name="pr8" style:family="presentation" style:parent-style-name="harmaa2-outline1">
      <style:graphic-properties fo:min-height="15.056cm"/>
    </style:style>
    <style:style style:name="pr9" style:family="presentation" style:parent-style-name="harmaa2-outline1">
      <style:graphic-properties fo:min-height="15.875cm"/>
    </style:style>
    <style:style style:name="P1" style:family="paragraph">
      <style:text-properties fo:color="#ffffff" fo:font-family="'Bitstream Vera Sans'" style:font-family-generic="swiss" style:font-pitch="variable"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7e0021" fo:font-family="'Bitstream Vera Sans'" style:font-family-generic="swiss" style:font-pitch="variable" fo:font-size="28pt" style:font-size-asian="28pt" style:font-size-complex="28pt"/>
    </style:style>
    <style:style style:name="P5" style:family="paragraph">
      <style:paragraph-properties fo:text-align="center"/>
      <style:text-properties fo:color="#ffffff" fo:font-family="'Bitstream Vera Sans'" style:font-family-generic="swiss" style:font-pitch="variable"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color="#ffffff" fo:font-family="'Bitstream Vera Sans'" style:font-family-generic="swiss" style:font-pitch="variable" fo:font-size="20pt" style:font-size-asian="20pt" style:font-size-complex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color="#ffffff" fo:font-family="'Bitstream Vera Sans'" style:font-family-generic="swiss" style:font-pitch="variable" fo:font-size="20pt" style:font-size-asian="20pt" style:font-size-complex="20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text-align="center"/>
      <style:text-properties fo:color="#000000" fo:font-family="'Bitstream Vera Sans'" style:font-family-generic="swiss" style:font-pitch="variable" fo:font-size="28pt" style:font-size-asian="28pt" style:font-size-complex="2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000000" fo:font-family="'Bitstream Vera Sans'" style:font-family-generic="swiss" style:font-pitch="variable" fo:font-size="28pt" style:font-size-asian="28pt" style:font-size-complex="28pt"/>
    </style:style>
    <style:style style:name="P14" style:family="paragraph">
      <style:text-properties fo:color="#ffffff" fo:font-family="'Bitstream Vera Sans'" style:font-family-generic="swiss" style:font-pitch="variable" fo:font-size="24pt" style:font-size-asian="24pt" style:font-size-complex="24pt"/>
    </style:style>
    <style:style style:name="P15" style:family="paragraph">
      <style:paragraph-properties fo:text-align="center"/>
      <style:text-properties fo:color="#7e0021" fo:font-family="'Bitstream Vera Sans'" style:font-family-generic="swiss" style:font-pitch="variable" fo:font-size="24pt" style:font-size-asian="24pt" style:font-size-complex="24pt"/>
    </style:style>
    <style:style style:name="P16" style:family="paragraph">
      <style:paragraph-properties fo:text-align="center"/>
      <style:text-properties fo:color="#7e0021" fo:font-family="'Bitstream Vera Sans'" style:font-family-generic="swiss" style:font-pitch="variable" fo:font-size="20pt" style:font-size-asian="20pt" style:font-size-complex="20pt"/>
    </style:style>
    <style:style style:name="P17" style:family="paragraph">
      <style:paragraph-properties fo:margin-left="0cm" fo:margin-right="0cm" fo:text-indent="0cm"/>
    </style:style>
    <style:style style:name="T1" style:family="text">
      <style:text-properties fo:color="#ffffff" fo:font-family="'Bitstream Vera Sans'" style:font-family-generic="swiss" style:font-pitch="variable" fo:font-size="28pt" style:font-size-asian="28pt" style:font-size-complex="28pt"/>
    </style:style>
    <style:style style:name="T2" style:family="text">
      <style:text-properties fo:color="#ffffff" fo:font-family="'Bitstream Vera Sans'" style:font-family-generic="swiss" style:font-pitch="variable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7e0021" fo:font-family="'Bitstream Vera Sans'" style:font-family-generic="swiss" style:font-pitch="variable" fo:font-size="28pt" style:font-size-asian="28pt" style:font-size-complex="28pt"/>
    </style:style>
    <style:style style:name="T5" style:family="text">
      <style:text-properties fo:color="#ffffff" fo:font-family="'Bitstream Vera Sans'" style:font-family-generic="swiss" style:font-pitch="variable" fo:font-size="20pt" style:font-size-asian="20pt" style:font-size-complex="20pt"/>
    </style:style>
    <style:style style:name="T6" style:family="text">
      <style:text-properties fo:color="#000000" fo:font-family="'Bitstream Vera Sans'" style:font-family-generic="swiss" style:font-pitch="variable" fo:font-size="28pt" style:font-size-asian="28pt" style:font-size-complex="28pt"/>
    </style:style>
    <style:style style:name="T7" style:family="text">
      <style:text-properties fo:color="#ffffff" fo:font-family="'Bitstream Vera Sans'" style:font-family-generic="swiss" style:font-pitch="variable" fo:font-size="24pt" style:font-size-asian="24pt" style:font-size-complex="24pt"/>
    </style:style>
    <style:style style:name="T8" style:family="text">
      <style:text-properties fo:color="#ffffff" fo:font-family="'Bitstream Vera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family="'Bitstream Vera Sans Mono'" style:font-family-generic="swiss" style:font-pitch="fixe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'Bitstream Vera Sans Mono'" style:font-family-generic="swiss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1.813cm" svg:x="1.4cm" svg:y="0.782cm" presentation:class="title">
          <draw:text-box>
            <text:p>Problem</text:p>
          </draw:text-box>
        </draw:frame>
        <draw:frame draw:style-name="gr1" draw:text-style-name="P1" draw:layer="layout" svg:width="24.765cm" svg:height="15.162cm" svg:x="1.27cm" svg:y="3.682cm">
          <draw:text-box>
            <text:p><text:span text:style-name="T1">It is hard to manage both, files and SQL data</text:span></text:p>
            <text:p><text:span text:style-name="T1"/></text:p>
            <text:p><text:span text:style-name="T1">Why?</text:span></text:p>
            <text:p><text:span text:style-name="T1">It is hard to keep files and records in sync;</text:span></text:p>
            <text:p><text:span text:style-name="T1"/></text:p>
            <text:list text:style-name="L1">
              <text:list-item>
                <text:p><text:span text:style-name="T1"><text:tab/></text:span><text:span text:style-name="T1">Files get renamed or deleted</text:span></text:p>
              </text:list-item>
              <text:list-item>
                <text:p><text:span text:style-name="T2"><text:tab/></text:span><text:span text:style-name="T2">New files appear</text:span></text:p>
              </text:list-item>
              <text:list-item>
                <text:p><text:span text:style-name="T1"><text:tab/></text:span><text:span text:style-name="T1">No transactional semantics</text:span></text:p>
              </text:list-item>
              <text:list-item>
                <text:p><text:span text:style-name="T2"><text:tab/></text:span><text:span text:style-name="T2">Different permission mechanisms</text:span></text:p>
              </text:list-item>
              <text:list-item>
                <text:p><text:span text:style-name="T2"><text:tab/></text:span><text:span text:style-name="T2"><text:tab/></text:span><text:span text:style-name="T2">Unix vs. SQL users and permissions</text:span></text:p>
              </text:list-item>
              <text:list-item>
                <text:p><text:span text:style-name="T2"><text:tab/></text:span><text:span text:style-name="T2">Different content access mechanisms</text:span></text:p>
              </text:list-item>
              <text:list-item>
                <text:p><text:span text:style-name="T2"><text:tab/></text:span><text:span text:style-name="T2"><text:tab/></text:span><text:span text:style-name="T2">SQL connection vs. file access vs. web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1.813cm" svg:x="1.4cm" svg:y="0.782cm" presentation:class="title">
          <draw:text-box>
            <text:p>Solution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>Manipulating files with SQL</text:p>
                <text:list>
                  <text:list-item>
                    <text:p>Accessing contents of files</text:p>
                  </text:list-item>
                  <text:list-item>
                    <text:p>ACID semantics</text:p>
                  </text:list-item>
                  <text:list-item>
                    <text:p>Dealing with URLs</text:p>
                  </text:list-item>
                  <text:list-item>
                    <text:p>File management (move, etc)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2.96cm" svg:x="1.4cm" svg:y="0.208cm" presentation:class="title" presentation:user-transformed="true">
          <draw:text-box>
            <text:p>SQL/MED datalinks<text:line-break/><text:span text:style-name="T3">according to SQL standard</text:span></text:p>
          </draw:text-box>
        </draw:frame>
        <draw:frame presentation:style-name="pr4" draw:layer="layout" svg:width="25.199cm" svg:height="13.874cm" svg:x="1.4cm" svg:y="4.914cm" presentation:class="outline" presentation:user-transformed="true">
          <draw:text-box>
            <text:list text:style-name="L2">
              <text:list-item>
                <text:p>DATALINK datatype<text:line-break/>Datatype for storing URLs</text:p>
              </text:list-item>
              <text:list-item>
                <text:p>Support functions<text:line-break/>Using values of datalink type</text:p>
              </text:list-item>
              <text:list-item>
                <text:p>Special semantics</text:p>
                <text:list>
                  <text:list-item>
                    <text:p>Transactions</text:p>
                  </text:list-item>
                  <text:list-item>
                    <text:p>Referential integrity</text:p>
                  </text:list-item>
                  <text:list-item>
                    <text:p>Access mediation</text:p>
                  </text:list-item>
                  <text:list-item>
                    <text:p>Point-in-time reco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1.813cm" svg:x="1.4cm" svg:y="0.782cm" presentation:class="title">
          <draw:text-box>
            <text:p>Other interesting libraries</text:p>
          </draw:text-box>
        </draw:frame>
        <draw:frame presentation:style-name="pr4" draw:layer="layout" svg:width="25.199cm" svg:height="13.854cm" svg:x="1.4cm" svg:y="4.914cm" presentation:class="outline" presentation:user-transformed="true">
          <draw:text-box>
            <text:list text:style-name="L2">
              <text:list-item>
                <text:p>Built-in file functions – pg_file_read...</text:p>
              </text:list-item>
              <text:list-item>
                <text:p>Contrib adminpack – pg_file_write, pg_file_rename, pg_file_unlink...</text:p>
              </text:list-item>
              <text:list-item>
                <text:p>PgFoundry uri – this could be replaced by url_part and url_part_set</text:p>
              </text:list-item>
              <text:list-item>
                <text:p>CURL – it is best at grokking URLs. Talks to complicated and secure web servers. It could be used for actual web acces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>
        <office:forms form:automatic-focus="false" form:apply-design-mode="false"/>
        <draw:frame draw:style-name="gr3" draw:text-style-name="P1" draw:layer="layout" svg:width="2.737cm" svg:height="1.398cm" svg:x="3.175cm" svg:y="3.81cm">
          <draw:text-box>
            <text:p><text:span text:style-name="T1">Files</text:span></text:p>
          </draw:text-box>
        </draw:frame>
        <draw:custom-shape draw:style-name="gr4" draw:text-style-name="P4" draw:layer="layout" svg:width="5.715cm" svg:height="3.175cm" svg:x="12.066cm" svg:y="6.35cm">
          <text:p text:style-name="P3"><text:span text:style-name="T4">«table»</text:span><text:span text:style-name="T4"><text:line-break/></text:span><text:span text:style-name="T4">dl_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3.175cm" svg:x="12.067cm" svg:y="6.351cm">
          <text:p text:style-name="P3"><text:span text:style-name="T4">«table»</text:span><text:span text:style-name="T4"><text:line-break/></text:span><text:span text:style-name="T4">dl_prefix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3.175cm" svg:x="12.066cm" svg:y="10.795cm">
          <text:p text:style-name="P3"><text:span text:style-name="T4">«table»</text:span><text:span text:style-name="T4"><text:line-break/></text:span><text:span text:style-name="T4">file_spa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3.175cm" svg:x="12.065cm" svg:y="15.24cm">
          <text:p text:style-name="P3"><text:span text:style-name="T4">«table»</text:span><text:span text:style-name="T4"><text:line-break/></text:span><text:span text:style-name="T4">file_de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3.175cm" svg:x="3.175cm" svg:y="15.24cm">
          <text:p text:style-name="P3"><text:span text:style-name="T4">«table»</text:span><text:span text:style-name="T4"><text:line-break/></text:span><text:span text:style-name="T4">file_inod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3.175cm" svg:x="3.176cm" svg:y="10.795cm">
          <text:p text:style-name="P3"><text:span text:style-name="T4">«table»</text:span><text:span text:style-name="T4"><text:line-break/></text:span><text:span text:style-name="T4">file_link</text:span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3.175cm" svg:x="3.176cm" svg:y="6.35cm">
          <text:p text:style-name="P3"><text:span text:style-name="T4">«table»</text:span><text:span text:style-name="T4"><text:line-break/></text:span><text:span text:style-name="T4">dl_link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.813cm" svg:x="1.4cm" svg:y="0.782cm" presentation:class="title" presentation:user-transformed="true">
          <draw:text-box>
            <text:p>Object hierarchies</text:p>
          </draw:text-box>
        </draw:frame>
        <draw:frame draw:style-name="gr3" draw:text-style-name="P1" draw:layer="layout" svg:width="4.761cm" svg:height="1.398cm" svg:x="12.065cm" svg:y="3.81cm">
          <draw:text-box>
            <text:p><text:span text:style-name="T1">Volumes</text:span></text:p>
          </draw:text-box>
        </draw:frame>
        <draw:line draw:style-name="gr5" draw:text-style-name="P5" draw:layer="layout" svg:x1="1.27cm" svg:y1="10.16cm" svg:x2="26.035cm" svg:y2="10.16cm">
          <text:p/>
        </draw:line>
        <draw:frame draw:style-name="gr6" draw:text-style-name="P1" draw:layer="layout" svg:width="5.116cm" svg:height="1.398cm" svg:x="19.884cm" svg:y="6.985cm">
          <draw:text-box>
            <text:p><text:span text:style-name="T1">Datalinks</text:span></text:p>
          </draw:text-box>
        </draw:frame>
        <draw:frame draw:style-name="gr3" draw:text-style-name="P1" draw:layer="layout" svg:width="2.737cm" svg:height="1.398cm" svg:x="21.055cm" svg:y="10.637cm">
          <draw:text-box>
            <text:p><text:span text:style-name="T1">Files</text:span></text:p>
          </draw:text-box>
        </draw:frame>
        <draw:frame draw:style-name="gr6" draw:text-style-name="P7" draw:layer="layout" svg:width="4.304cm" svg:height="1.072cm" svg:x="20.328cm" svg:y="8.255cm">
          <draw:text-box>
            <text:p text:style-name="P6"><text:span text:style-name="T5">Web, URLs</text:span></text:p>
          </draw:text-box>
        </draw:frame>
        <draw:frame draw:style-name="gr6" draw:text-style-name="P9" draw:layer="layout" svg:width="4.359cm" svg:height="1.893cm" svg:x="20.228cm" svg:y="11.955cm">
          <draw:text-box>
            <text:p text:style-name="P8"><text:span text:style-name="T5">Local disks</text:span></text:p>
            <text:p text:style-name="P8"><text:span text:style-name="T5">File paths</text:span></text:p>
          </draw:text-box>
        </draw:frame>
        <draw:frame draw:style-name="gr6" draw:text-style-name="P7" draw:layer="layout" svg:width="7.902cm" svg:height="1.072cm" svg:x="18.628cm" svg:y="16.155cm">
          <draw:text-box>
            <text:p text:style-name="P6"><text:span text:style-name="T5">Devices, File conten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9">
        <office:forms form:automatic-focus="false" form:apply-design-mode="false"/>
        <draw:frame presentation:style-name="pr1" draw:layer="layout" svg:width="25.199cm" svg:height="1.813cm" svg:x="1.4cm" svg:y="0.782cm" presentation:class="title">
          <draw:text-box>
            <text:p>APIs</text:p>
          </draw:text-box>
        </draw:frame>
        <draw:custom-shape draw:style-name="gr4" draw:text-style-name="P4" draw:layer="layout" svg:width="5.715cm" svg:height="2.539cm" svg:x="1.27cm" svg:y="4.445cm">
          <text:p text:style-name="P3"><text:span text:style-name="T4">«API»</text:span><text:span text:style-name="T4"><text:line-break/></text:span><text:span text:style-name="T4">data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2.539cm" svg:x="1.27cm" svg:y="17.146cm">
          <text:p text:style-name="P3"><text:span text:style-name="T4">«API»</text:span><text:span text:style-name="T4"><text:line-break/></text:span><text:span text:style-name="T4">link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2.539cm" svg:x="1.27cm" svg:y="10.796cm">
          <text:p text:style-name="P3"><text:span text:style-name="T4">«API»</text:span><text:span text:style-name="T4"><text:line-break/></text:span><text:span text:style-name="T4">UR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2.54cm" svg:x="1.27cm" svg:y="13.97cm">
          <text:p text:style-name="P3"><text:span text:style-name="T4">«API»</text:span></text:p>
          <text:p text:style-name="P3"><text:span text:style-name="T4">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2.54cm" svg:x="1.27cm" svg:y="7.62cm">
          <text:p text:style-name="P3"><text:span text:style-name="T4">«API»</text:span></text:p>
          <text:p text:style-name="P3"><text:span text:style-name="T4">admin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442cm" svg:height="1.398cm" svg:x="7.62cm" svg:y="11.937cm">
          <draw:text-box>
            <text:p><text:span text:style-name="T1">URL utility functions</text:span></text:p>
          </draw:text-box>
        </draw:frame>
        <draw:frame draw:style-name="gr7" draw:text-style-name="P1" draw:layer="layout" svg:width="9.879cm" svg:height="1.398cm" svg:x="7.62cm" svg:y="5.715cm">
          <draw:text-box>
            <text:p><text:span text:style-name="T1">SQL/MED functions</text:span></text:p>
          </draw:text-box>
        </draw:frame>
        <draw:frame draw:style-name="gr7" draw:text-style-name="P1" draw:layer="layout" svg:width="16.081cm" svg:height="1.398cm" svg:x="7.62cm" svg:y="8.762cm">
          <draw:text-box>
            <text:p><text:span text:style-name="T1">Server administration functions</text:span></text:p>
          </draw:text-box>
        </draw:frame>
        <draw:frame draw:style-name="gr3" draw:text-style-name="P1" draw:layer="layout" svg:width="13.85cm" svg:height="1.398cm" svg:x="7.62cm" svg:y="15.112cm">
          <draw:text-box>
            <text:p><text:span text:style-name="T1">Transactional file functions</text:span></text:p>
          </draw:text-box>
        </draw:frame>
        <draw:frame draw:style-name="gr3" draw:text-style-name="P1" draw:layer="layout" svg:width="10.476cm" svg:height="1.398cm" svg:x="7.62cm" svg:y="18.287cm">
          <draw:text-box>
            <text:p><text:span text:style-name="T1">Datalinker function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9">
        <office:forms form:automatic-focus="false" form:apply-design-mode="false"/>
        <draw:frame presentation:style-name="pr3" draw:layer="layout" svg:width="25.199cm" svg:height="1.813cm" svg:x="1.4cm" svg:y="0.782cm" presentation:class="title">
          <draw:text-box>
            <text:p>Datalinker process</text:p>
          </draw:text-box>
        </draw:frame>
        <draw:custom-shape draw:style-name="gr8" draw:text-style-name="P11" draw:layer="layout" svg:width="13.335cm" svg:height="3.175cm" svg:x="2.54cm" svg:y="14.605cm">
          <text:p text:style-name="P3"><text:span text:style-name="T6">File spac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5.715cm" svg:height="3.175cm" svg:x="18.415cm" svg:y="14.74cm">
          <text:p text:style-name="P3"><text:span text:style-name="T4">«table»</text:span><text:span text:style-name="T4"><text:line-break/></text:span><text:span text:style-name="T4">file_spac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7.204cm" svg:height="3.175cm" svg:x="18.831cm" svg:y="9.525cm">
          <text:p text:style-name="P12"><text:span text:style-name="T6">«process»</text:span><text:span text:style-name="T6"><text:line-break/></text:span><text:span text:style-name="T6">datalink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9" draw:text-style-name="P5" draw:layer="layout" svg:x1="13.97cm" svg:y1="16.01cm" svg:x2="18.415cm" svg:y2="16.01cm">
          <text:p/>
        </draw:line>
        <draw:custom-shape draw:style-name="gr8" draw:text-style-name="P13" draw:layer="layout" svg:width="8.89cm" svg:height="3.175cm" svg:x="5.08cm" svg:y="9.525cm">
          <text:p text:style-name="P12"><text:span text:style-name="T6">«process»</text:span><text:span text:style-name="T6"><text:line-break/></text:span><text:span text:style-name="T6">postgre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8.89cm" svg:height="3.175cm" svg:x="2.54cm" svg:y="3.175cm">
          <text:p text:style-name="P12"><text:span text:style-name="T6">«process»</text:span><text:span text:style-name="T6"><text:line-break/></text:span><text:span text:style-name="T6">user clien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25.4cm" svg:height="11.43cm" svg:x="1.27cm" svg:y="8.255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8.255cm" svg:y1="6.35cm" svg:x2="8.255cm" svg:y2="9.525cm">
          <text:p/>
        </draw:line>
        <draw:line draw:style-name="gr11" draw:text-style-name="P5" draw:layer="layout" svg:x1="8.255cm" svg:y1="12.7cm" svg:x2="8.255cm" svg:y2="14.605cm">
          <text:p/>
        </draw:line>
        <draw:line draw:style-name="gr11" draw:text-style-name="P5" draw:layer="layout" svg:x1="18.715cm" svg:y1="12.065cm" svg:x2="14.27cm" svg:y2="14.605cm">
          <text:p/>
        </draw:line>
        <draw:line draw:style-name="gr11" draw:text-style-name="P5" draw:layer="layout" svg:x1="3.81cm" svg:y1="6.35cm" svg:x2="3.81cm" svg:y2="14.605cm">
          <text:p/>
        </draw:line>
        <draw:line draw:style-name="gr11" draw:text-style-name="P5" draw:layer="layout" svg:x1="18.615cm" svg:y1="11.03cm" svg:x2="14.17cm" svg:y2="11.03cm">
          <text:p/>
        </draw:line>
        <draw:frame draw:style-name="gr3" draw:text-style-name="P1" draw:layer="layout" svg:width="22.604cm" svg:height="1.398cm" svg:x="1.526cm" svg:y="18.287cm">
          <draw:text-box>
            <text:p><text:span text:style-name="T1">Host running postgres server with datalinker</text:span></text:p>
          </draw:text-box>
        </draw:frame>
        <draw:frame draw:style-name="gr12" draw:text-style-name="P1" draw:layer="layout" svg:width="3.601cm" svg:height="1.398cm" svg:x="3.879cm" svg:y="6.857cm">
          <draw:text-box>
            <text:p><text:span text:style-name="T1">posix*</text:span></text:p>
          </draw:text-box>
        </draw:frame>
        <draw:frame draw:style-name="gr13" draw:text-style-name="P1" draw:layer="layout" svg:width="2.932cm" svg:height="1.398cm" svg:x="8.498cm" svg:y="6.857cm">
          <draw:text-box>
            <text:p><text:span text:style-name="T1">libpq</text:span></text:p>
          </draw:text-box>
        </draw:frame>
        <draw:frame draw:style-name="gr3" draw:text-style-name="P14" draw:layer="layout" svg:width="12.025cm" svg:height="1.237cm" svg:x="14.605cm" svg:y="19.685cm">
          <draw:text-box>
            <text:p><text:span text:style-name="T7">* only clients on same host</text:span></text:p>
          </draw:text-box>
        </draw:frame>
        <draw:frame draw:style-name="gr14" draw:text-style-name="P15" draw:layer="layout" svg:width="4.439cm" svg:height="1.237cm" svg:x="8.49cm" svg:y="13.035cm">
          <draw:text-box>
            <text:p text:style-name="P3"><text:span text:style-name="T7">«API» file</text:span></text:p>
          </draw:text-box>
        </draw:frame>
        <draw:frame draw:style-name="gr14" draw:text-style-name="P15" draw:layer="layout" svg:width="4.439cm" svg:height="1.237cm" svg:x="8.491cm" svg:y="13.036cm">
          <draw:text-box>
            <text:p text:style-name="P3"><text:span text:style-name="T7">«API» file</text:span></text:p>
          </draw:text-box>
        </draw:frame>
        <draw:frame draw:style-name="gr14" draw:text-style-name="P15" draw:layer="layout" svg:width="6.98cm" svg:height="1.237cm" svg:x="11.435cm" svg:y="6.985cm">
          <draw:text-box>
            <text:p text:style-name="P3"><text:span text:style-name="T7">«API» datalink</text:span></text:p>
          </draw:text-box>
        </draw:frame>
        <draw:frame draw:style-name="gr14" draw:text-style-name="P16" draw:layer="layout" svg:width="5.709cm" svg:height="1.072cm" svg:x="13.9cm" svg:y="9.563cm">
          <draw:text-box>
            <text:p text:style-name="P3"><text:span text:style-name="T5">«API» linker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1.813cm" svg:x="1.4cm" svg:y="0.782cm" presentation:class="title">
          <draw:text-box>
            <text:p>Datalinker responsibilities</text:p>
          </draw:text-box>
        </draw:frame>
        <draw:frame presentation:style-name="pr6" draw:layer="layout" svg:width="25.199cm" svg:height="14.713cm" svg:x="1.4cm" svg:y="3.81cm" presentation:class="outline" presentation:user-transformed="true">
          <draw:text-box>
            <text:list text:style-name="L2">
              <text:list-item>
                <text:p>Backup a file</text:p>
              </text:list-item>
              <text:list-item>
                <text:p>Delete a file</text:p>
              </text:list-item>
              <text:list-item>
                <text:p>Link to SQL (protect) for reading</text:p>
              </text:list-item>
              <text:list-item>
                <text:p>Link to SQL (protect) for writing</text:p>
              </text:list-item>
              <text:list-item>
                <text:p>Checkpoint</text:p>
              </text:list-item>
              <text:list-item>
                <text:p>Rename a file (?)</text:p>
              </text:list-item>
            </text:list>
          </draw:text-box>
        </draw:frame>
        <draw:frame draw:style-name="gr3" draw:text-style-name="P1" draw:layer="layout" svg:width="20.776cm" svg:height="2.545cm" svg:x="1.905cm" svg:y="16.06cm">
          <draw:text-box>
            <text:p><text:span text:style-name="T1">Datalinker is accessed with </text:span><text:span text:style-name="T8">«API» linker</text:span><text:span text:style-name="T1">. </text:span><text:span text:style-name="T1"><text:line-break/></text:span><text:span text:style-name="T1">Not intended for end users!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3T3">
        <office:forms form:automatic-focus="false" form:apply-design-mode="false"/>
        <draw:frame presentation:style-name="pr1" draw:layer="layout" svg:width="25.199cm" svg:height="1.813cm" svg:x="1.4cm" svg:y="0.782cm" presentation:class="title">
          <draw:text-box>
            <text:p>«API» linker</text:p>
          </draw:text-box>
        </draw:frame>
        <draw:frame presentation:style-name="pr7" draw:text-style-name="P17" draw:layer="layout" svg:width="12.296cm" svg:height="13.86cm" svg:x="1.4cm" svg:y="4.914cm" presentation:class="outline">
          <draw:text-box>
            <text:p text:style-name="P17"/>
            <text:p text:style-name="P17"/>
          </draw:text-box>
        </draw:frame>
        <draw:frame presentation:style-name="pr4" draw:layer="layout" svg:width="25.337cm" svg:height="13.609cm" svg:x="1.27cm" svg:y="4.914cm" presentation:class="outline" presentation:user-transformed="true">
          <draw:text-box>
            <text:list text:style-name="L2">
              <text:list-item>
                <text:p>Internal datalink usage only</text:p>
              </text:list-item>
              <text:list-item>
                <text:p>Not intended for end users</text:p>
              </text:list-item>
              <text:list-item>
                <text:p>Stores instructions for datalinker in «table» file_xac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1.813cm" svg:x="1.4cm" svg:y="0.782cm" presentation:class="title" presentation:user-transformed="true">
          <draw:text-box>
            <text:p>«API» file – whole files</text:p>
          </draw:text-box>
        </draw:frame>
        <draw:frame draw:style-name="gr3" draw:text-style-name="P1" draw:layer="layout" svg:width="23.15cm" svg:height="3.692cm" svg:x="1.905cm" svg:y="15.747cm">
          <draw:text-box>
            <text:p><text:span text:style-name="T1">When writing files, new file is always created!</text:span></text:p>
            <text:p><text:span text:style-name="T1">This is used to implement transactions.</text:span></text:p>
            <text:p><text:span text:style-name="T1">Old files can be purged separately.</text:span></text:p>
          </draw:text-box>
        </draw:frame>
        <draw:frame presentation:style-name="pr8" draw:layer="layout" svg:width="25.199cm" svg:height="15.056cm" svg:x="1.4cm" svg:y="3.81cm" presentation:class="outline" presentation:user-transformed="true">
          <draw:text-box>
            <text:list text:style-name="L2">
              <text:list-item>
                <text:p>Use <text:span text:style-name="T9">file_put()</text:span> to write whole files<text:line-break/><text:line-break/><text:span text:style-name="T10">SELECT file_put('/var/www/index.txt','Hello, world!');</text:span><text:span text:style-name="T10"><text:line-break/></text:span><text:span text:style-name="T10"/></text:p>
              </text:list-item>
              <text:list-item>
                <text:p>Use <text:span text:style-name="T9">file_get()</text:span> to read whole files<text:line-break/><text:line-break/><text:span text:style-name="T10">SELECT file_get('/var/www/index.txt');</text:span><text:span text:style-name="T10"><text:line-break/></text:span><text:span text:style-name="T10"><text:line-break/></text:span><text:span text:style-name="T11">Hello, world!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1.813cm" svg:x="1.4cm" svg:y="0.782cm" presentation:class="title">
          <draw:text-box>
            <text:p>«API» file - incremental</text:p>
          </draw:text-box>
        </draw:frame>
        <draw:frame presentation:style-name="pr9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>Use <text:span text:style-name="T9">file_begin()</text:span>, <text:span text:style-name="T9">file_write()</text:span> and <text:span text:style-name="T9">file_end()</text:span> to write files incrementally<text:line-break/><text:line-break/><text:span text:style-name="T10">This is useful for functions in procedural languages</text:span><text:span text:style-name="T10"><text:line-break/></text:span><text:span text:style-name="T10"><text:line-break/></text:span><text:span text:style-name="T10">BEGIN</text:span><text:span text:style-name="T10"><text:line-break/></text:span><text:span text:style-name="T10"><text:tab/></text:span><text:span text:style-name="T10">fh := file_begin('/var/www/index.html');</text:span><text:span text:style-name="T10"><text:line-break/></text:span><text:span text:style-name="T10"><text:tab/></text:span><text:span text:style-name="T10">FOR row IN </text:span><text:span text:style-name="T10"><text:line-break/></text:span><text:span text:style-name="T10"><text:tab/></text:span><text:span text:style-name="T10"><text:tab/></text:span><text:span text:style-name="T10">SELECT label FROM items</text:span><text:span text:style-name="T10"><text:line-break/></text:span><text:span text:style-name="T10"><text:tab/></text:span><text:span text:style-name="T10">LOOP </text:span><text:span text:style-name="T10"><text:line-break/></text:span><text:span text:style-name="T10"><text:tab/></text:span><text:span text:style-name="T10"><text:tab/></text:span><text:span text:style-name="T10">file_write(fh,row.label||E'\n')</text:span><text:span text:style-name="T10"><text:line-break/></text:span><text:span text:style-name="T10"><text:tab/></text:span><text:span text:style-name="T10">END LOOP;</text:span><text:span text:style-name="T10"><text:line-break/></text:span><text:span text:style-name="T10"><text:tab/></text:span><text:span text:style-name="T10">file_end(fh);</text:span><text:span text:style-name="T10"><text:line-break/></text:span><text:span text:style-name="T10">END</text:span><text:span text:style-name="T10"><text:line-break/></text:span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solid" draw:fill-color="#333333" draw:fill-hatch-name="Black_20_0_20_Degrees" draw:fill-hatch-solid="false" draw:fill-image-name="Empty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Bitstream Vera Sans Mono'" style:font-family-generic="swiss" style:font-pitch="fixed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Bitstream Vera Sans'" style:font-family-generic="swiss" style:font-pitch="variable" fo:font-size="28pt" style:font-size-asian="28pt" style:font-size-complex="28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solid" draw:fill-color="#333333" draw:fill-hatch-name="Black_20_0_20_Degrees" draw:fill-image-name="Empty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1.703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0-04-07T04:18:07</meta:creation-date>
    <dc:language>fi-FI</dc:language>
    <meta:editing-cycles>18</meta:editing-cycles>
    <meta:editing-duration>P2DT16H3M11S</meta:editing-duration>
    <dc:date>2011-06-02T22:08:06</dc:date>
    <dc:creator>meerkat2010 </dc:creator>
    <meta:document-statistic meta:object-count="1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0/share/template/en-US/presnt/Grey.otp"/>
  </office:meta>
</office:document-meta>
</file>